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3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lost mu</text:p>
          </table:table-cell>
          <table:table-cell/>
          <table:table-cell table:style-name="Default" table:number-columns-repeated="2"/>
          <table:table-cell office:value-type="string" calcext:value-type="string">
            <text:p>non lost m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ff</text:p>
          </table:table-cell>
          <table:table-cell office:value-type="string" calcext:value-type="string">
            <text:p>error</text:p>
          </table:table-cell>
          <table:table-cell table:style-name="Default" office:value-type="string" calcext:value-type="string">
            <text:p>sf</text:p>
          </table:table-cell>
          <table:table-cell table:style-name="Default" office:value-type="string" calcext:value-type="string">
            <text:p>er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9.5894" calcext:value-type="float">
            <text:p>69.5894</text:p>
          </table:table-cell>
          <table:table-cell office:value-type="float" office:value="1.29943" calcext:value-type="float">
            <text:p>1.29943</text:p>
          </table:table-cell>
          <table:table-cell table:formula="of:=100/[.B3]" office:value-type="float" office:value="1.43700046271415" calcext:value-type="float">
            <text:p>1.44</text:p>
          </table:table-cell>
          <table:table-cell table:formula="of:=[.D3]*([.C3]/[.B3])" office:value-type="float" office:value="0.0268328439570487" calcext:value-type="float">
            <text:p>0.03</text:p>
          </table:table-cell>
          <table:table-cell office:value-type="float" office:value="94.8129" calcext:value-type="float">
            <text:p>94.8129</text:p>
          </table:table-cell>
          <table:table-cell office:value-type="float" office:value="0.150066" calcext:value-type="float">
            <text:p>0.150066</text:p>
          </table:table-cell>
          <table:table-cell table:style-name="ce2" table:formula="of:=100/[.F3]" office:value-type="float" office:value="1.05470880017382" calcext:value-type="float">
            <text:p>1.055</text:p>
          </table:table-cell>
          <table:table-cell table:style-name="ce2" table:formula="of:=[.H3]*([.G3]/[.F3])" office:value-type="float" office:value="0.00166935017077722" calcext:value-type="float">
            <text:p>0.0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2.8259" calcext:value-type="float">
            <text:p>62.8259</text:p>
          </table:table-cell>
          <table:table-cell office:value-type="float" office:value="0.90873" calcext:value-type="float">
            <text:p>0.90873</text:p>
          </table:table-cell>
          <table:table-cell table:formula="of:=100/[.B4]" office:value-type="float" office:value="1.59170023827753" calcext:value-type="float">
            <text:p>1.59</text:p>
          </table:table-cell>
          <table:table-cell table:formula="of:=[.D4]*([.C4]/[.B4])" office:value-type="float" office:value="0.0230227622291115" calcext:value-type="float">
            <text:p>0.02</text:p>
          </table:table-cell>
          <table:table-cell office:value-type="float" office:value="94.574" calcext:value-type="float">
            <text:p>94.574</text:p>
          </table:table-cell>
          <table:table-cell office:value-type="float" office:value="0.146717" calcext:value-type="float">
            <text:p>0.146717</text:p>
          </table:table-cell>
          <table:table-cell table:style-name="ce2" table:formula="of:=100/[.F4]" office:value-type="float" office:value="1.05737306236386" calcext:value-type="float">
            <text:p>1.057</text:p>
          </table:table-cell>
          <table:table-cell table:style-name="ce2" table:formula="of:=[.H4]*([.G4]/[.F4])" office:value-type="float" office:value="0.00164035150877449" calcext:value-type="float">
            <text:p>0.002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id</text:p>
          </table:table-cell>
          <table:table-cell office:value-type="string" calcext:value-type="string">
            <text:p>lost mu</text:p>
          </table:table-cell>
          <table:table-cell/>
          <table:table-cell table:style-name="ce2"/>
          <table:table-cell table:style-name="Default"/>
          <table:table-cell office:value-type="string" calcext:value-type="string">
            <text:p>non lost m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ff</text:p>
          </table:table-cell>
          <table:table-cell office:value-type="string" calcext:value-type="string">
            <text:p>errir</text:p>
          </table:table-cell>
          <table:table-cell table:style-name="ce2" office:value-type="string" calcext:value-type="string">
            <text:p>sf</text:p>
          </table:table-cell>
          <table:table-cell table:style-name="Default" office:value-type="string" calcext:value-type="string">
            <text:p>er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2.5324" calcext:value-type="float">
            <text:p>72.5324</text:p>
          </table:table-cell>
          <table:table-cell office:value-type="float" office:value="2.18866" calcext:value-type="float">
            <text:p>2.18866</text:p>
          </table:table-cell>
          <table:table-cell table:formula="of:=100/[.B8]" office:value-type="float" office:value="1.37869421113875" calcext:value-type="float">
            <text:p>1.38</text:p>
          </table:table-cell>
          <table:table-cell table:formula="of:=[.D8]*([.C8]/[.B8])" office:value-type="float" office:value="0.0416019995498691" calcext:value-type="float">
            <text:p>0.04</text:p>
          </table:table-cell>
          <table:table-cell office:value-type="float" office:value="94.7235" calcext:value-type="float">
            <text:p>94.7235</text:p>
          </table:table-cell>
          <table:table-cell office:value-type="float" office:value="0.210079" calcext:value-type="float">
            <text:p>0.210079</text:p>
          </table:table-cell>
          <table:table-cell table:style-name="ce2" table:formula="of:=100/[.F8]" office:value-type="float" office:value="1.05570423390183" calcext:value-type="float">
            <text:p>1.056</text:p>
          </table:table-cell>
          <table:table-cell table:style-name="ce2" table:formula="of:=[.H8]*([.G8]/[.F8])" office:value-type="float" office:value="0.00234135446593361" calcext:value-type="float">
            <text:p>0.0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.0353" calcext:value-type="float">
            <text:p>63.0353</text:p>
          </table:table-cell>
          <table:table-cell office:value-type="float" office:value="1.29968" calcext:value-type="float">
            <text:p>1.29968</text:p>
          </table:table-cell>
          <table:table-cell table:formula="of:=100/[.B9]" office:value-type="float" office:value="1.58641269257067" calcext:value-type="float">
            <text:p>1.59</text:p>
          </table:table-cell>
          <table:table-cell table:formula="of:=[.D9]*([.C9]/[.B9])" office:value-type="float" office:value="0.0327091145482016" calcext:value-type="float">
            <text:p>0.03</text:p>
          </table:table-cell>
          <table:table-cell office:value-type="float" office:value="94.7323" calcext:value-type="float">
            <text:p>94.7323</text:p>
          </table:table-cell>
          <table:table-cell office:value-type="float" office:value="0.21035" calcext:value-type="float">
            <text:p>0.21035</text:p>
          </table:table-cell>
          <table:table-cell table:style-name="ce2" table:formula="of:=100/[.F9]" office:value-type="float" office:value="1.05560616600674" calcext:value-type="float">
            <text:p>1.056</text:p>
          </table:table-cell>
          <table:table-cell table:style-name="ce2" table:formula="of:=[.H9]*([.G9]/[.F9])" office:value-type="float" office:value="0.00234393925851602" calcext:value-type="float">
            <text:p>0.00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n fid</text:p>
          </table:table-cell>
          <table:table-cell office:value-type="string" calcext:value-type="string">
            <text:p>lost mu</text:p>
          </table:table-cell>
          <table:table-cell table:number-columns-repeated="3"/>
          <table:table-cell office:value-type="string" calcext:value-type="string">
            <text:p>non lost m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ff</text:p>
          </table:table-cell>
          <table:table-cell office:value-type="string" calcext:value-type="string">
            <text:p>errir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.2981" calcext:value-type="float">
            <text:p>66.2981</text:p>
          </table:table-cell>
          <table:table-cell office:value-type="float" office:value="1.86322" calcext:value-type="float">
            <text:p>1.86322</text:p>
          </table:table-cell>
          <table:table-cell table:formula="of:=100/[.B13]" office:value-type="float" office:value="1.50833885133963" calcext:value-type="float">
            <text:p>1.51</text:p>
          </table:table-cell>
          <table:table-cell table:formula="of:=[.D13]*([.C13]/[.B13])" office:value-type="float" office:value="0.0423898590546792" calcext:value-type="float">
            <text:p>0.04</text:p>
          </table:table-cell>
          <table:table-cell office:value-type="float" office:value="94.7323" calcext:value-type="float">
            <text:p>94.7323</text:p>
          </table:table-cell>
          <table:table-cell office:value-type="float" office:value="0.21035" calcext:value-type="float">
            <text:p>0.21035</text:p>
          </table:table-cell>
          <table:table-cell table:style-name="ce2" table:formula="of:=100/[.F13]" office:value-type="float" office:value="1.05560616600674" calcext:value-type="float">
            <text:p>1.056</text:p>
          </table:table-cell>
          <table:table-cell table:style-name="ce2" table:formula="of:=[.H13]*([.G13]/[.F13])" office:value-type="float" office:value="0.00234393925851602" calcext:value-type="float">
            <text:p>0.0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2.3637" calcext:value-type="float">
            <text:p>62.3637</text:p>
          </table:table-cell>
          <table:table-cell office:value-type="float" office:value="1.26216" calcext:value-type="float">
            <text:p>1.26216</text:p>
          </table:table-cell>
          <table:table-cell table:formula="of:=100/[.B14]" office:value-type="float" office:value="1.60349690605272" calcext:value-type="float">
            <text:p>1.60</text:p>
          </table:table-cell>
          <table:table-cell table:formula="of:=[.D14]*([.C14]/[.B14])" office:value-type="float" office:value="0.0324526872995589" calcext:value-type="float">
            <text:p>0.03</text:p>
          </table:table-cell>
          <table:table-cell office:value-type="float" office:value="94.4477" calcext:value-type="float">
            <text:p>94.4477</text:p>
          </table:table-cell>
          <table:table-cell office:value-type="float" office:value="0.210184" calcext:value-type="float">
            <text:p>0.210184</text:p>
          </table:table-cell>
          <table:table-cell table:style-name="ce2" table:formula="of:=100/[.F14]" office:value-type="float" office:value="1.05878703239994" calcext:value-type="float">
            <text:p>1.059</text:p>
          </table:table-cell>
          <table:table-cell table:style-name="ce2" table:formula="of:=[.H14]*([.G14]/[.F14])" office:value-type="float" office:value="0.00235622565311754" calcext:value-type="float">
            <text:p>0.0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5" loext:min-decimal-places="15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6" loext:min-decimal-places="16" number:min-integer-digits="1"/>
    </number:number-style>
    <number:number-style style:name="N116">
      <number:number number:decimal-places="11" loext:min-decimal-places="11" number:min-integer-digits="1"/>
    </number:number-style>
    <number:number-style style:name="N117">
      <number:number number:decimal-places="10" loext:min-decimal-places="10" number:min-integer-digits="1"/>
    </number:number-style>
    <number:number-style style:name="N118">
      <number:number number:decimal-places="9" loext:min-decimal-places="9" number:min-integer-digits="1"/>
    </number:number-style>
    <number:number-style style:name="N119">
      <number:number number:decimal-places="8" loext:min-decimal-places="8" number:min-integer-digits="1"/>
    </number:number-style>
    <number:number-style style:name="N120">
      <number:number number:decimal-places="7" loext:min-decimal-places="7" number:min-integer-digits="1"/>
    </number:number-style>
    <number:number-style style:name="N121">
      <number:number number:decimal-places="6" loext:min-decimal-places="6" number:min-integer-digits="1"/>
    </number:number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16:33:37.020781832</meta:creation-date>
    <dc:date>2019-03-03T20:18:14.559256349</dc:date>
    <meta:editing-duration>PT3H34M28S</meta:editing-duration>
    <meta:editing-cycles>3</meta:editing-cycles>
    <meta:generator>LibreOffice/5.3.6.1$Linux_X86_64 LibreOffice_project/30$Build-1</meta:generator>
    <meta:document-statistic meta:table-count="1" meta:cell-count="86" meta:object-count="0"/>
  </office:meta>
</office:document-meta>
</file>